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409in"/>
    </style:style>
    <style:style style:name="co3" style:family="table-column">
      <style:table-column-properties fo:break-before="auto" style:column-width="0.6618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1.6055in"/>
    </style:style>
    <style:style style:name="co6" style:family="table-column">
      <style:table-column-properties fo:break-before="auto" style:column-width="0.602in"/>
    </style:style>
    <style:style style:name="co7" style:family="table-column">
      <style:table-column-properties fo:break-before="auto" style:column-width="0.6118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7425in"/>
    </style:style>
    <style:style style:name="co10" style:family="table-column">
      <style:table-column-properties fo:break-before="auto" style:column-width="0.7626in"/>
    </style:style>
    <style:style style:name="co11" style:family="table-column">
      <style:table-column-properties fo:break-before="auto" style:column-width="0.9634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1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bien_ban_tp()%20" xlink:type="simple">so_lan_bien_ban_tp</text:a>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</text:p>
          </table:table-cell>
          <table:covered-table-cell table:number-columns-repeated="2"/>
          <table:covered-table-cell table:number-columns-repeated="5" table:style-name="ce5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ce2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5"/>
          <table:table-cell table:number-columns-repeated="1023"/>
        </table:table-row>
        <table:table-row table:style-name="ro5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22" office:value-type="string" table:number-columns-spanned="1" table:number-rows-spanned="2">
            <text:p>Đơn vị tính</text:p>
          </table:table-cell>
          <table:table-cell table:style-name="ce6" office:value-type="string" table:number-columns-spanned="2" table:number-rows-spanned="1">
            <text:p>Số lượng</text:p>
          </table:table-cell>
          <table:covered-table-cell table:style-name="ce6"/>
          <table:table-cell table:style-name="ce6" office:value-type="string" table:number-columns-spanned="1" table:number-rows-spanned="2">
            <text:p>Đơn giá</text:p>
          </table:table-cell>
          <table:table-cell table:style-name="ce22" office:value-type="string" table:number-columns-spanned="1" table:number-rows-spanned="2">
            <text:p>Thuế GTGT</text:p>
          </table:table-cell>
          <table:table-cell table:style-name="ce6" office:value-type="string" table:number-columns-spanned="1" table:number-rows-spanned="2">
            <text:p>Thành tiền</text:p>
          </table:table-cell>
          <table:table-cell table:style-name="ce32" table:number-columns-repeated="1009"/>
          <table:table-cell table:number-columns-repeated="2"/>
        </table:table-row>
        <table:table-row table:style-name="ro6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table-cell table:style-name="ce6" office:value-type="string">
            <text:p>HĐ</text:p>
          </table:table-cell>
          <table:table-cell table:style-name="ce22" office:value-type="string">
            <text:p>Thực tế</text:p>
          </table:table-cell>
          <table:covered-table-cell table:number-columns-repeated="3" table:style-name="ce6"/>
          <table:table-cell table:style-name="ce32" table:number-columns-repeated="1009"/>
          <table:table-cell table:number-columns-repeated="2"/>
        </table:table-row>
        <table:table-row table:style-name="ro6">
          <table:table-cell table:style-name="ce7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6"/>
          <table:covered-table-cell table:style-name="ce22"/>
          <table:covered-table-cell table:number-columns-repeated="3" table:style-name="ce6"/>
          <table:table-cell table:style-name="ce32" table:number-columns-repeated="1009"/>
          <table:table-cell table:number-columns-repeated="2"/>
        </table:table-row>
        <table:table-row table:style-name="ro3">
          <table:table-cell table:style-name="ce7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3">
          <table:table-cell table:style-name="ce8" office:value-type="string">
            <text:p><text:a xlink:href="python://get_stt(seq_1,seq)" xlink:type="simple">stt</text:a></text:p>
          </table:table-cell>
          <table:table-cell table:style-name="ce14" office:value-type="string">
            <text:p><text:s/><text:a xlink:href="python://get_chungtu(o)['so']" xlink:type="simple">so</text:a></text:p>
          </table:table-cell>
          <table:table-cell table:style-name="ce14" office:value-type="string">
            <text:p><text:a xlink:href="python://get_chungtu(o)['ngay']" xlink:type="simple">ngay</text:a></text:p>
          </table:table-cell>
          <table:table-cell table:style-name="ce17" office:value-type="string">
            <text:p><text:a xlink:href="python://line.product_id.name" xlink:type="simple">name</text:a></text:p>
          </table:table-cell>
          <table:table-cell table:style-name="ce14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4" office:value-type="string">
            <text:p><text:a xlink:href="python://line.prodlot_id%20and%20line.prodlot_id.name%20or%20''" xlink:type="simple">lo</text:a></text:p>
          </table:table-cell>
          <table:table-cell table:style-name="ce14" office:value-type="string">
            <text:p><text:a xlink:href="python://get_date_hd(line.prodlot_id%20and%20line.prodlot_id.life_date%20or%20'')" xlink:type="simple">hd</text:a></text:p>
          </table:table-cell>
          <table:table-cell table:style-name="ce14" office:value-type="string">
            <text:p><text:a xlink:href="python://line.product_uom.name" xlink:type="simple">dvt</text:a></text:p>
          </table:table-cell>
          <table:table-cell table:style-name="ce23" office:value-type="string">
            <text:p><text:a xlink:href="python://line.product_qty" xlink:type="simple">so luong</text:a></text:p>
          </table:table-cell>
          <table:table-cell table:style-name="ce23" office:value-type="string">
            <text:p><text:a xlink:href="python://line.product_qty" xlink:type="simple">so luong</text:a></text:p>
          </table:table-cell>
          <table:table-cell table:style-name="ce28" office:value-type="string">
            <text:p><text:a xlink:href="python://line.purchase_line_id%20and%20line.purchase_line_id.price_unit%20or%200" xlink:type="simple">don gia</text:a></text:p>
          </table:table-cell>
          <table:table-cell table:style-name="ce29" office:value-type="string">
            <text:p><text:a xlink:href="python://get_tax_amount(line.purchase_line_id%20or%20False)" xlink:type="simple">get_tax_amount</text:a></text:p>
          </table:table-cell>
          <table:table-cell table:style-name="ce29" office:value-type="string">
            <text:p><text:a xlink:href="python://(line.purchase_line_id%20and%20line.purchase_line_id.price_unit%20or%200)*line.product_qty%20+%20get_tax_amount(line.purchase_line_id%20or%20False)" xlink:type="simple">thanh tien</text:a></text:p>
          </table:table-cell>
          <table:table-cell table:number-columns-repeated="1011"/>
        </table:table-row>
        <table:table-row table:style-name="ro3">
          <table:table-cell table:style-name="ce7" office:value-type="string">
            <text:p><text:a xlink:href="python:///for" xlink:type="simple">end for</text:a></text:p>
          </table:table-cell>
          <table:table-cell table:style-name="ce14" table:number-columns-repeated="2"/>
          <table:table-cell table:style-name="ce7"/>
          <table:table-cell table:style-name="ce14" table:number-columns-repeated="4"/>
          <table:table-cell table:style-name="ce23"/>
          <table:table-cell table:style-name="ce7"/>
          <table:table-cell table:style-name="ce28"/>
          <table:table-cell table:style-name="ce29" table:number-columns-repeated="2"/>
          <table:table-cell table:number-columns-repeated="1011"/>
        </table:table-row>
        <table:table-row table:style-name="ro7">
          <table:table-cell table:style-name="ce7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8">
          <table:table-cell table:style-name="ce9" table:number-columns-repeated="3"/>
          <table:table-cell table:style-name="ce18" office:value-type="string" table:number-columns-spanned="9" table:number-rows-spanned="1">
            <text:p>Tổng cộng:</text:p>
          </table:table-cell>
          <table:covered-table-cell table:number-columns-repeated="6" table:style-name="ce9"/>
          <table:covered-table-cell table:style-name="ce18"/>
          <table:covered-table-cell table:style-name="ce30"/>
          <table:table-cell table:style-name="ce31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0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2"/>
          <table:table-cell table:number-columns-repeated="1011"/>
        </table:table-row>
        <table:table-row table:style-name="ro9">
          <table:table-cell table:style-name="ce11" office:value-type="string">
            <text:p>Kết luận:</text:p>
          </table:table-cell>
          <table:table-cell table:style-name="Default"/>
          <table:table-cell table:style-name="ce11" office:value-type="string">
            <text:p>Đã nhận đủ hàng</text:p>
          </table:table-cell>
          <table:table-cell table:style-name="ce19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1"/>
          <table:table-cell table:style-name="Default"/>
          <table:table-cell table:style-name="ce11" office:value-type="string">
            <text:p>Kiểm tra chất lượng hàng hóa bằng cảm quan: tốt</text:p>
          </table:table-cell>
          <table:table-cell table:style-name="ce19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2" table:number-columns-repeated="8"/>
          <table:table-cell table:style-name="ce24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5" table:style-name="ce26"/>
          <table:table-cell table:number-columns-repeated="1010"/>
        </table:table-row>
        <table:table-row table:style-name="ro9">
          <table:table-cell/>
          <table:table-cell table:style-name="ce15" office:value-type="string">
            <text:p>ĐẠI DIỆN BÊN GIAO HÀNG</text:p>
          </table:table-cell>
          <table:table-cell table:style-name="ce16" table:number-columns-repeated="2"/>
          <table:table-cell table:style-name="ce12" table:number-columns-repeated="4"/>
          <table:table-cell table:style-name="ce25" office:value-type="string" table:number-columns-spanned="6" table:number-rows-spanned="1">
            <text:p>ĐẠI DIỆN BÊN NHẬN HÀNG</text:p>
          </table:table-cell>
          <table:covered-table-cell table:number-columns-repeated="5" table:style-name="ce27"/>
          <table:table-cell table:number-columns-repeated="1010"/>
        </table:table-row>
        <table:table-row table:style-name="ro9">
          <table:table-cell table:style-name="ce12" table:number-columns-repeated="3"/>
          <table:table-cell table:style-name="ce20" office:value-type="string">
            <text:p>Kế Toán</text:p>
          </table:table-cell>
          <table:table-cell table:style-name="ce12" table:number-columns-repeated="2"/>
          <table:table-cell table:style-name="ce21" office:value-type="string">
            <text:p>Thủ Kho</text:p>
          </table:table-cell>
          <table:table-cell table:style-name="ce12" table:number-columns-repeated="3"/>
          <table:table-cell table:style-name="ce21" office:value-type="string">
            <text:p>Phụ trách chuyên môn</text:p>
          </table:table-cell>
          <table:table-cell table:style-name="ce12" table:number-columns-repeated="2"/>
          <table:table-cell table:number-columns-repeated="1011"/>
        </table:table-row>
        <table:table-row table:style-name="ro9" table:number-rows-repeated="9">
          <table:table-cell table:style-name="ce12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75in" fo:margin-bottom="0.75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1-05T19:11:52</dc:date>
    <meta:generator>LibreOffice/3.5$Linux_X86_64 LibreOffice_project/350m1$Build-2</meta:generator>
    <meta:editing-duration>PT22H57M13S</meta:editing-duration>
    <meta:editing-cycles>194</meta:editing-cycles>
    <dc:creator>phung11764 </dc:creator>
    <meta:document-statistic meta:table-count="3" meta:cell-count="5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